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13pt" officeooo:rsid="00002238" officeooo:paragraph-rsid="00002238" style:font-size-asian="13pt" style:font-size-complex="13pt"/>
    </style:style>
    <style:style style:name="P2" style:family="paragraph" style:parent-style-name="Standard">
      <style:text-properties style:font-name="FreeSans1" fo:font-size="15pt" officeooo:rsid="00002238" officeooo:paragraph-rsid="00002238" style:font-size-asian="15pt" style:font-size-complex="15pt"/>
    </style:style>
    <style:style style:name="P3" style:family="paragraph" style:parent-style-name="Standard">
      <style:text-properties style:font-name="FreeSans1" fo:font-size="15pt" fo:font-weight="bold" officeooo:rsid="00002238" officeooo:paragraph-rsid="0000223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FreeSans1" fo:font-weight="bold" officeooo:rsid="00038d49" officeooo:paragraph-rsid="00038d49" style:font-weight-asian="bold" style:font-weight-complex="bold"/>
    </style:style>
    <style:style style:name="P5" style:family="paragraph" style:parent-style-name="Standard">
      <style:text-properties style:font-name="FreeSans1" fo:font-weight="normal" officeooo:rsid="00048021" officeooo:paragraph-rsid="00038d49" style:font-weight-asian="normal" style:font-weight-complex="normal"/>
    </style:style>
    <style:style style:name="P6" style:family="paragraph" style:parent-style-name="Standard">
      <style:text-properties style:font-name="FreeSans1" officeooo:rsid="00084146" officeooo:paragraph-rsid="00084146"/>
    </style:style>
    <style:style style:name="P7" style:family="paragraph" style:parent-style-name="Standard">
      <style:text-properties style:font-name="FreeSans1" officeooo:rsid="00084146" officeooo:paragraph-rsid="000a12cf"/>
    </style:style>
    <style:style style:name="P8" style:family="paragraph" style:parent-style-name="Standard">
      <style:text-properties style:font-name="FreeSans1" officeooo:rsid="000a12cf" officeooo:paragraph-rsid="000a12cf"/>
    </style:style>
    <style:style style:name="P9" style:family="paragraph" style:parent-style-name="Standard">
      <style:text-properties officeooo:paragraph-rsid="00002238"/>
    </style:style>
    <style:style style:name="P10" style:family="paragraph" style:parent-style-name="Standard">
      <style:text-properties fo:font-weight="bold" officeooo:rsid="000031eb" officeooo:paragraph-rsid="000031eb" style:font-weight-asian="bold" style:font-weight-complex="bold"/>
    </style:style>
    <style:style style:name="P11" style:family="paragraph" style:parent-style-name="Standard">
      <style:text-properties fo:font-weight="bold" officeooo:rsid="00038d49" officeooo:paragraph-rsid="00038d49" style:font-weight-asian="bold" style:font-weight-complex="bold"/>
    </style:style>
    <style:style style:name="P12" style:family="paragraph" style:parent-style-name="Standard">
      <style:text-properties fo:font-weight="bold" officeooo:rsid="00084146" officeooo:paragraph-rsid="00084146" style:font-weight-asian="bold" style:font-weight-complex="bold"/>
    </style:style>
    <style:style style:name="P13" style:family="paragraph" style:parent-style-name="Standard">
      <style:text-properties fo:font-weight="normal" officeooo:rsid="00038d49" officeooo:paragraph-rsid="00038d49" style:font-weight-asian="normal" style:font-weight-complex="normal"/>
    </style:style>
    <style:style style:name="P14" style:family="paragraph" style:parent-style-name="Standard">
      <style:text-properties officeooo:rsid="000031eb" officeooo:paragraph-rsid="00038d49"/>
    </style:style>
    <style:style style:name="P15" style:family="paragraph" style:parent-style-name="Standard">
      <style:text-properties officeooo:rsid="00084146" officeooo:paragraph-rsid="00084146"/>
    </style:style>
    <style:style style:name="P16" style:family="paragraph" style:parent-style-name="Standard">
      <style:text-properties style:font-name="FreeSans1" officeooo:rsid="000a12cf" officeooo:paragraph-rsid="000a12cf"/>
    </style:style>
    <style:style style:name="P17" style:family="paragraph" style:parent-style-name="Standard">
      <style:text-properties officeooo:rsid="000d651f" officeooo:paragraph-rsid="00084146"/>
    </style:style>
    <style:style style:name="T1" style:family="text">
      <style:text-properties style:font-name="FreeSans1"/>
    </style:style>
    <style:style style:name="T2" style:family="text">
      <style:text-properties style:font-name="FreeSans1" fo:font-size="13pt" officeooo:rsid="00002238" style:font-size-asian="13pt" style:font-size-complex="13pt"/>
    </style:style>
    <style:style style:name="T3" style:family="text">
      <style:text-properties style:font-name="FreeSans1" officeooo:rsid="00002238"/>
    </style:style>
    <style:style style:name="T4" style:family="text">
      <style:text-properties style:font-name="FreeSans1" officeooo:rsid="000073ea"/>
    </style:style>
    <style:style style:name="T5" style:family="text">
      <style:text-properties style:font-name="FreeSans1" officeooo:rsid="0003dfb8"/>
    </style:style>
    <style:style style:name="T6" style:family="text">
      <style:text-properties style:font-name="FreeSans1" officeooo:rsid="00048021"/>
    </style:style>
    <style:style style:name="T7" style:family="text">
      <style:text-properties style:font-name="FreeSans1" officeooo:rsid="000487ff"/>
    </style:style>
    <style:style style:name="T8" style:family="text">
      <style:text-properties style:font-name="FreeSans1" officeooo:rsid="0005f3b5"/>
    </style:style>
    <style:style style:name="T9" style:family="text">
      <style:text-properties officeooo:rsid="000a12cf"/>
    </style:style>
    <style:style style:name="T10" style:family="text">
      <style:text-properties officeooo:rsid="000a382b"/>
    </style:style>
    <style:style style:name="T11" style:family="text">
      <style:text-properties officeooo:rsid="000a6f58"/>
    </style:style>
    <style:style style:name="T12" style:family="text">
      <style:text-properties officeooo:rsid="000ba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ectrotracer – Web config</text:p>
      <text:p text:style-name="P2"/>
      <text:p text:style-name="P1">System config – runtime implementation, interface and functionalities</text:p>
      <text:p text:style-name="P1"/>
      <text:p text:style-name="P9"><text:span text:style-name="T2">- Datatables js – main table wrapper providing functionalities, additional libraries for React requirement: </text:span><text:span text:style-name="T1">datatables.net-dt, </text:span><text:span text:style-name="T3">bootstrap for styling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>T</text:span><text:span text:style-name="T1">asks:</text:span></text:p>
      <text:p text:style-name="P10"><text:span text:style-name="T1"/></text:p>
      <text:p text:style-name="P4">20.01.</text:p>
      <text:p text:style-name="P11"><text:span text:style-name="T1"/></text:p>
      <text:p text:style-name="P13"><text:span text:style-name="T1">- </text:span><text:span text:style-name="T5">further discuss implementation of the new proposed idea</text:span></text:p>
      <text:p text:style-name="P13"><text:span text:style-name="T5">- </text:span><text:span text:style-name="T6">testing project for data tables fit more into proposed new management for web config</text:span></text:p>
      <text:p text:style-name="P11"><text:span text:style-name="T1"/></text:p>
      <text:p text:style-name="P4">21.01.</text:p>
      <text:p text:style-name="P11"><text:span text:style-name="T1"/></text:p>
      <text:p text:style-name="P13"><text:span text:style-name="T1">- </text:span><text:span text:style-name="T6">adjust new libraries to fit into the existing project</text:span></text:p>
      <text:p text:style-name="P13"><text:span text:style-name="T6">- refactor </text:span><text:span text:style-name="T8">and salvage</text:span><text:span text:style-name="T6"> existing code in react for main config component to prepare it with the new implementation</text:span></text:p>
      <text:p text:style-name="P5">- fit into existing project </text:p>
      <text:p text:style-name="P11"><text:span text:style-name="T1"/></text:p>
      <text:p text:style-name="P11"><text:span text:style-name="T1">22.01. – </text:span><text:span text:style-name="T7">24.01.</text:span></text:p>
      <text:p text:style-name="P13"><text:span text:style-name="T1"/></text:p>
      <text:p text:style-name="P13"><text:span text:style-name="T1">- </text:span><text:span text:style-name="T6">test current working project, and check for further adjustements</text:span></text:p>
      <text:p text:style-name="P14"><text:span text:style-name="T4"/></text:p>
      <text:p text:style-name="P14"><text:span text:style-name="T4"/></text:p>
      <text:p text:style-name="P12"><text:span text:style-name="T4">c</text:span><text:span text:style-name="T1">hanges to address:</text:span></text:p>
      <text:p text:style-name="P15"><text:span text:style-name="T1"/></text:p>
      <text:p text:style-name="P6">- checkbox for Unknown hide or display – <text:span text:style-name="T9">for ALL</text:span></text:p>
      <text:p text:style-name="P6">- <text:span text:style-name="T9">instead of showing application in a crowded space of the cell, create a new row to display the applications if needed by the user (mostly will be used by production team)</text:span></text:p>
      <text:p text:style-name="P7">- <text:span text:style-name="T9">menu sections:</text:span></text:p>
      <text:p text:style-name="P8">Selected to Change – important to implement for the search when the user does not change any value of the selected item and wants to apply the changes, he needs to be prompted about a need to change</text:p>
      <text:p text:style-name="P8">Not yet Applied – <text:span text:style-name="T10">the pending requests that are still waiting to be approved, plus rejected ones </text:span></text:p>
      <text:p text:style-name="P8">- <text:span text:style-name="T11">make it responsive from the start </text:span><text:span text:style-name="T12">so less hassle later </text:span></text:p>
      <text:p text:style-name="P1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3:09:29.682586192</meta:creation-date>
    <dc:date>2025-01-21T15:13:27.021897080</dc:date>
    <meta:editing-duration>PT2H53M2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211" meta:character-count="1288" meta:non-whitespace-character-count="1087"/>
  </office:meta>
</office:document-meta>
</file>